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ccf3" officeooo:paragraph-rsid="0010ccf3"/>
    </style:style>
    <style:style style:name="P2" style:family="paragraph" style:parent-style-name="Standard">
      <style:paragraph-properties fo:text-align="center" style:justify-single-word="false"/>
      <style:text-properties fo:font-size="14pt" officeooo:rsid="0010ccf3" officeooo:paragraph-rsid="0010ccf3" style:font-size-asian="14pt" style:font-size-complex="14pt"/>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14f81a" officeooo:paragraph-rsid="0014f81a" style:font-size-asian="14pt" style:font-size-complex="14pt"/>
    </style:style>
    <style:style style:name="P5" style:family="paragraph" style:parent-style-name="Standard">
      <style:paragraph-properties fo:text-align="justify" style:justify-single-word="false"/>
      <style:text-properties fo:font-size="14pt" officeooo:rsid="00176519" officeooo:paragraph-rsid="00130a75" style:font-size-asian="14pt" style:font-size-complex="14pt"/>
    </style:style>
    <style:style style:name="P6" style:family="paragraph" style:parent-style-name="Standard">
      <style:paragraph-properties fo:text-align="center" style:justify-single-word="false"/>
      <style:text-properties fo:font-size="13pt" officeooo:rsid="0010ccf3" officeooo:paragraph-rsid="0010ccf3" style:font-size-asian="13pt" style:font-size-complex="13pt"/>
    </style:style>
    <style:style style:name="P7" style:family="paragraph" style:parent-style-name="Standard">
      <style:text-properties officeooo:rsid="00130a75"/>
    </style:style>
    <style:style style:name="P8" style:family="paragraph" style:parent-style-name="Standard">
      <style:text-properties officeooo:rsid="00130a75" officeooo:paragraph-rsid="00130a75"/>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19a275"/>
    </style:style>
    <style:style style:name="P11" style:family="paragraph" style:parent-style-name="Standard">
      <style:paragraph-properties fo:text-align="justify" style:justify-single-word="false"/>
      <style:text-properties officeooo:rsid="00185f00" officeooo:paragraph-rsid="00185f00"/>
    </style:style>
    <style:style style:name="P12" style:family="paragraph" style:parent-style-name="Standard">
      <style:paragraph-properties fo:text-align="justify" style:justify-single-word="false"/>
      <style:text-properties officeooo:rsid="0018e8c4" officeooo:paragraph-rsid="00185f00"/>
    </style:style>
    <style:style style:name="P13" style:family="paragraph" style:parent-style-name="Standard">
      <style:paragraph-properties fo:text-align="justify" style:justify-single-word="false"/>
      <style:text-properties officeooo:rsid="0018e8c4" officeooo:paragraph-rsid="0018e8c4"/>
    </style:style>
    <style:style style:name="P14" style:family="paragraph" style:parent-style-name="Standard" style:list-style-name="L2">
      <style:paragraph-properties fo:text-align="justify" style:justify-single-word="false"/>
      <style:text-properties officeooo:rsid="0019a275" officeooo:paragraph-rsid="0019a275"/>
    </style:style>
    <style:style style:name="P15" style:family="paragraph" style:parent-style-name="Standard">
      <style:paragraph-properties fo:text-align="justify" style:justify-single-word="false"/>
      <style:text-properties officeooo:rsid="001b50e9" officeooo:paragraph-rsid="001b50e9"/>
    </style:style>
    <style:style style:name="P16" style:family="paragraph" style:parent-style-name="Standard">
      <style:paragraph-properties fo:break-before="page"/>
    </style:style>
    <style:style style:name="P17" style:family="paragraph" style:parent-style-name="Standard">
      <style:paragraph-properties fo:text-align="justify" style:justify-single-word="false" fo:break-before="page"/>
      <style:text-properties officeooo:rsid="0018e8c4" officeooo:paragraph-rsid="0018e8c4"/>
    </style:style>
    <style:style style:name="P18" style:family="paragraph" style:parent-style-name="Heading_20_1">
      <style:text-properties fo:color="#00cc33" fo:font-size="22pt" style:font-size-asian="22pt" style:font-size-complex="22pt"/>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Footer">
      <style:paragraph-properties fo:text-align="end" style:justify-single-word="false"/>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1"/>
      <text:p text:style-name="P2">IENAC 14</text:p>
      <text:p text:style-name="P1"/>
      <text:p text:style-name="P6">Bonne<text:span text:style-name="T1">v</text:span>al Fabien</text:p>
      <text:p text:style-name="P6">Buisan Guilhem</text:p>
      <text:p text:style-name="P6">Dz<text:span text:style-name="T7">i</text:span>eciol Nicolas</text:p>
      <text:p text:style-name="P6">Pastre Guillaume</text:p>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9"><text:a xlink:type="simple" xlink:href="#__RefHeading__106_1443728252" text:style-name="Index_20_Link" text:visited-style-name="Index_20_Link">I. Présentation :<text:tab/>2</text:a></text:p>
          <text:p text:style-name="P19"><text:a xlink:type="simple" xlink:href="#__RefHeading__109_1443728252" text:style-name="Index_20_Link" text:visited-style-name="Index_20_Link">II. Répartition des tâches :<text:tab/>2</text:a></text:p>
          <text:p text:style-name="P19"><text:a xlink:type="simple" xlink:href="#__RefHeading__111_1443728252" text:style-name="Index_20_Link" text:visited-style-name="Index_20_Link">III. Fonctionnalités du site :<text:tab/>3</text:a></text:p>
        </text:index-body>
      </text:table-of-content>
      <text:p text:style-name="P8"/>
      <text:p text:style-name="Standard"/>
      <text:p text:style-name="Standard"/>
      <text:p text:style-name="Standard"/>
      <text:p text:style-name="Standard"/>
      <text:p text:style-name="Standard"/>
      <text:p text:style-name="P16"/>
      <text:p text:style-name="Standard"/>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4">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apparant d'efficacité, notre groupe composé de Fabien Bonneval, Buisan Guilhem, Dzeciol Nicolas et Pastre Guillaume avons décidé de profiter de l'encadrement de ce bureau d'étude pour tenter d'améliorer le système existant.</text:p>
      <text:p text:style-name="P5"/>
      <text:p text:style-name="P9"/>
      <text:p text:style-name="P9"/>
      <text:p text:style-name="P9"/>
      <text:h text:style-name="P18" text:outline-level="1"><text:bookmark-start text:name="__RefHeading__109_1443728252"/>II. Répartition des tâches :<text:bookmark-end text:name="__RefHeading__109_1443728252"/></text:h>
      <text:p text:style-name="P9"/>
      <text:p text:style-name="P9"/>
      <text:p text:style-name="P11">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2"/>
      <text:p text:style-name="P10"><text:span text:style-name="T6">Dzieciol </text:span><text:span text:style-name="T4">:</text:span></text:p>
      <text:p text:style-name="P15">&lt;Entrer liste ici&gt;</text:p>
      <text:p text:style-name="P15"/>
      <text:p text:style-name="P10"><text:span text:style-name="T6">Pastre </text:span><text:span text:style-name="T4">:</text:span></text:p>
      <text:list xml:id="list683146069150184192" text:style-name="L2">
        <text:list-item>
          <text:p text:style-name="P14">Conception et persistance de la couche logique</text:p>
        </text:list-item>
        <text:list-item>
          <text:p text:style-name="P14">Contenu html, css de pages</text:p>
        </text:list-item>
        <text:list-item>
          <text:p text:style-name="P14">Vidéos de tutoriel</text:p>
        </text:list-item>
      </text:list>
      <text:p text:style-name="P13"/>
      <text:p text:style-name="P13"><text:span text:style-name="T5">Buisan </text:span>:</text:p>
      <text:p text:style-name="P15">&lt;Entrer liste ici&gt;</text:p>
      <text:p text:style-name="P13"/>
      <text:p text:style-name="P13"><text:span text:style-name="T5">Bonneval </text:span>:</text:p>
      <text:p text:style-name="P15">&lt;Entrer liste ici&gt;</text:p>
      <text:p text:style-name="P13"/>
      <text:p text:style-name="P13"/>
      <text:p text:style-name="P13"/>
      <text:p text:style-name="P13"/>
      <text:p text:style-name="P17"/>
      <text:h text:style-name="P18" text:outline-level="1"><text:bookmark-start text:name="__RefHeading__111_1443728252"/>III. Fonctionnalités du site :<text:bookmark-end text:name="__RefHeading__111_1443728252"/></text:h>
      <text:p text:style-name="P13"/>
      <text:p text:style-name="P13"/>
      <text:p text:style-name="P13"/>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6T18:47:09.601353029</dc:date>
    <meta:editing-duration>PT28M8S</meta:editing-duration>
    <meta:editing-cycles>13</meta:editing-cycles>
    <meta:generator>LibreOffice/4.2.8.2$Linux_X86_64 LibreOffice_project/420m0$Build-2</meta:generator>
    <meta:document-statistic meta:table-count="0" meta:image-count="0" meta:object-count="0" meta:page-count="3" meta:paragraph-count="27" meta:word-count="250" meta:character-count="1506" meta:non-whitespace-character-count="1285"/>
  </office:meta>
</office:document-meta>
</file>